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00EC375D1FD0A6EA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ffff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ffff" draw:marker-start-width="0.279cm" draw:marker-end-width="0.279cm" svg:stroke-opacity="100%" draw:fill-color="#ffffff" draw:opacity="34%" draw:textarea-horizontal-align="justify" draw:textarea-vertical-align="middle" draw:auto-grow-height="false" fo:min-height="5.784cm" fo:min-width="2.56cm" fo:padding-top="0.151cm" fo:padding-bottom="0.151cm" fo:padding-left="0.276cm" fo:padding-right="0.276cm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 fo:min-height="0.272cm" fo:min-width="0.022cm"/>
    </style:style>
    <style:style style:name="gr5" style:family="graphic" style:parent-style-name="standard">
      <style:graphic-properties draw:stroke="none" svg:stroke-color="#000000" draw:fill="none" draw:fill-color="#ffffff" fo:min-height="1.471cm"/>
    </style:style>
    <style:style style:name="gr6" style:family="graphic" style:parent-style-name="standard">
      <style:graphic-properties draw:stroke="none" svg:stroke-color="#000000" draw:fill="none" draw:fill-color="#ffffff" fo:min-height="1.47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standard">
      <style:graphic-properties draw:stroke="none" svg:stroke-color="#000000" draw:fill="none" draw:fill-color="#ffffff" fo:min-height="1.177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gr10" style:family="graphic" style:parent-style-name="standard">
      <style:graphic-properties draw:stroke="none" svg:stroke-color="#000000" draw:fill="none" draw:fill-color="#ffffff" fo:min-height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 draw:opacity="34%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text-properties fo:color="#000000" fo:font-size="16pt" fo:font-weight="bold" fo:background-color="#808080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color="#000000" fo:font-weight="bold" fo:background-color="#ffffff" style:font-weight-asian="bold" style:font-weight-complex="bold"/>
    </style:style>
    <style:style style:name="P10" style:family="paragraph">
      <loext:graphic-properties draw:fill="none" draw:fill-color="#ffffff"/>
      <style:text-properties fo:color="#ffffff" fo:font-size="16pt" fo:font-weight="bold" fo:background-color="#808080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color="#ffffff" fo:font-size="16pt" fo:font-weight="bold" fo:background-color="#808080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fo:background-color="#808080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618cm" svg:height="15.675cm" svg:x="0cm" svg:y="-0.054cm">
          <draw:image xlink:href="Pictures/10000000000003E800000200EC375D1FD0A6EA65.png" xlink:type="simple" xlink:show="embed" xlink:actuate="onLoad">
            <text:p/>
          </draw:image>
        </draw:frame>
        <draw:line draw:style-name="gr2" draw:text-style-name="P3" draw:layer="layout" svg:x1="4.163cm" svg:y1="9.359cm" svg:x2="18.661cm" svg:y2="12.885cm">
          <text:p text:style-name="P2"><text:span text:style-name="T1">230m</text:span></text:p>
          <text:p text:style-name="P2"><text:span text:style-name="T1"/></text:p>
        </draw:line>
        <draw:line draw:style-name="gr2" draw:text-style-name="P4" draw:layer="layout" svg:x1="19.575cm" svg:y1="13.407cm" svg:x2="23.101cm" svg:y2="7.791cm">
          <text:p text:style-name="P2"><text:span text:style-name="T2"/></text:p>
          <text:p text:style-name="P2"><text:span text:style-name="T2">110m</text:span></text:p>
        </draw:line>
        <draw:custom-shape draw:style-name="gr3" draw:text-style-name="P5" draw:layer="layout" svg:width="3.112cm" svg:height="6.086cm" draw:transform="skewX (0.168424272817453) rotate (-0.37838738183237) translate (24.149cm 1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20.881cm" svg:y1="5.704cm" svg:x2="23.702cm" svg:y2="1.073cm">
          <text:p text:style-name="P2"><text:span text:style-name="T2">110m</text:span></text:p>
          <text:p text:style-name="P2"><text:span text:style-name="T2"/></text:p>
        </draw:line>
        <draw:line draw:style-name="gr2" draw:text-style-name="P4" draw:layer="layout" svg:x1="24.435cm" svg:y1="0.655cm" svg:x2="27.7cm" svg:y2="1.83cm">
          <text:p text:style-name="P2"><text:span text:style-name="T2">50m</text:span></text:p>
          <text:p text:style-name="P2"><text:span text:style-name="T2"/></text:p>
        </draw:line>
        <draw:custom-shape draw:style-name="gr4" draw:text-style-name="P6" draw:layer="layout" svg:width="0.522cm" svg:height="0.522cm" svg:x="3.641cm" svg:y="10.40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34cm" svg:height="1.721cm" svg:x="2.596cm" svg:y="10.926cm">
          <draw:text-box>
            <text:p><text:span text:style-name="T2">gateway</text:span></text:p>
          </draw:text-box>
        </draw:frame>
        <draw:frame draw:style-name="gr6" draw:text-style-name="P7" draw:layer="layout" svg:width="3.134cm" svg:height="1.72cm" draw:transform="rotate (1.06116018521255) translate (24.669cm 6.169cm)">
          <draw:text-box>
            <text:p><text:span text:style-name="T2">orchard</text:span></text:p>
          </draw:text-box>
        </draw:frame>
        <draw:frame draw:style-name="gr5" draw:text-style-name="P7" draw:layer="layout" svg:width="3.134cm" svg:height="1.721cm" svg:x="2.596cm" svg:y="10.927cm">
          <draw:text-box>
            <text:p><text:span text:style-name="T2">gateway</text:span></text:p>
          </draw:text-box>
        </draw:frame>
        <draw:frame draw:style-name="gr5" draw:text-style-name="P7" draw:layer="layout" svg:width="3.134cm" svg:height="1.721cm" svg:x="2.596cm" svg:y="10.927cm">
          <draw:text-box>
            <text:p><text:span text:style-name="T2">gateway</text:span></text:p>
          </draw:text-box>
        </draw:frame>
        <draw:frame draw:style-name="gr7" draw:text-style-name="P8" draw:layer="layout" svg:width="3.111cm" svg:height="1.505cm" svg:x="16.701cm" svg:y="13.619cm">
          <draw:text-box>
            <text:p><text:span text:style-name="T3"><text:s/></text:span><text:span text:style-name="T3">b0-00-cc </text:span><text:span text:style-name="T4"><text:s/></text:span></text:p>
          </draw:text-box>
        </draw:frame>
        <draw:frame draw:style-name="gr8" draw:text-style-name="P9" draw:layer="layout" svg:width="3.239cm" svg:height="1.427cm" svg:x="2.857cm" svg:y="8.18cm">
          <draw:text-box>
            <text:p><text:span text:style-name="T5"><text:s/></text:span><text:span text:style-name="T5">b0-00-aa</text:span></text:p>
          </draw:text-box>
        </draw:frame>
        <draw:frame draw:style-name="gr9" draw:text-style-name="P10" draw:layer="layout" svg:width="3.165cm" svg:height="0.878cm" svg:x="18.814cm" svg:y="7.269cm">
          <draw:text-box>
            <text:p><text:span text:style-name="T3"><text:s/></text:span><text:span text:style-name="T3">b0-00-87 <text:s/></text:span></text:p>
          </draw:text-box>
        </draw:frame>
        <draw:frame draw:style-name="gr10" draw:text-style-name="P11" draw:layer="layout" svg:width="2.802cm" svg:height="1.392cm" draw:transform="rotate (-0.390604686596331) translate (21.309cm 5.73cm)">
          <draw:text-box>
            <text:p><text:span text:style-name="T6">1 <text:s text:c="2"/>2 <text:s text:c="2"/>3 <text:s/>4 </text:span></text:p>
          </draw:text-box>
        </draw:frame>
        <draw:frame draw:style-name="gr10" draw:text-style-name="P11" draw:layer="layout" svg:width="5.81cm" svg:height="1.392cm" draw:transform="rotate (1.02415920507027) translate (23.499cm 6.756cm)">
          <draw:text-box>
            <text:p><text:span text:style-name="T6">1 <text:s text:c="6"/>2 <text:s text:c="6"/>3 <text:s text:c="6"/>4 <text:s text:c="4"/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53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23T20:58:54.911782094</meta:creation-date>
    <dc:date>2016-07-23T22:07:13.149527996</dc:date>
    <dc:creator>Keoma Brun</dc:creator>
    <meta:editing-duration>PT27M43S</meta:editing-duration>
    <meta:editing-cycles>10</meta:editing-cycles>
    <meta:generator>LibreOffice/5.1.4.2$Linux_X86_64 LibreOffice_project/10m0$Build-2</meta:generator>
    <meta:document-statistic meta:object-count="16"/>
  </office:meta>
</office:document-meta>
</file>